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9.65pt"/>
    </style:style>
    <style:style style:name="co2" style:family="table-column">
      <style:table-column-properties fo:break-before="auto" style:column-width="336.5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64.73pt" svg:y="14448.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700.78pt" svg:y="9957.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4"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09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2.64pt" draw:z-index="4" draw:style-name="gr3" draw:text-style-name="P3" svg:width="39.74pt" svg:height="15.05pt" svg:x="22.08pt" svg:y="20.01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9.84pt" draw:z-index="5" draw:style-name="gr3" draw:text-style-name="P3" svg:width="39.49pt" svg:height="15.05pt" svg:x="64.26pt" svg:y="17.2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2">00/00/0000</text:date>, <text:time style:data-style-name="N2" text:time-value="07:53:35.4920026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0-22T12:33:10.828346260</dc:date>
    <meta:editing-duration>P74DT2H29M3S</meta:editing-duration>
    <meta:editing-cycles>2991</meta:editing-cycles>
    <meta:generator>LibreOffice/6.0.7.3$Linux_X86_64 LibreOffice_project/00m0$Build-3</meta:generator>
    <meta:document-statistic meta:table-count="3" meta:cell-count="523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